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font-size="10pt" fo:language="none" fo:country="none" style:font-size-asian="10pt" style:font-size-complex="10pt"/>
    </style:style>
    <style:style style:name="P2" style:family="paragraph" style:parent-style-name="Standard">
      <style:paragraph-properties style:text-autospace="none"/>
      <style:text-properties fo:font-size="12pt" fo:language="none" fo:country="none" style:font-size-asian="12pt" style:font-size-complex="12pt"/>
    </style:style>
    <style:style style:name="P3" style:family="paragraph" style:parent-style-name="Standard">
      <style:paragraph-properties style:text-autospace="none"/>
      <style:text-properties fo:font-size="12pt" style:font-size-asian="12pt" style:font-size-complex="12pt"/>
    </style:style>
    <style:style style:name="T1" style:family="text">
      <style:text-properties fo:font-size="10pt" fo:language="none" fo:country="none" style:font-size-asian="10pt" style:font-size-complex="10pt"/>
    </style:style>
    <style:style style:name="T2" style:family="text">
      <style:text-properties fo:language="none" fo:countr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) Printout of program output:</text:p>
      <text:p text:style-name="Standard"/>
      <text:p text:style-name="Standard">sys161: System/161 release 1.12, compiled Sep 24 2009 14:11:15</text:p>
      <text:p text:style-name="Standard"/>
      <text:p text:style-name="Standard">OS/161 base system version 1.10</text:p>
      <text:p text:style-name="Standard">Copyright (c) 2000, 2001, 2002, 2003</text:p>
      <text:p text:style-name="Standard"><text:s text:c="3"/>President and Fellows of Harvard College. <text:s/>All rights reserved.</text:p>
      <text:p text:style-name="Standard"/>
      <text:p text:style-name="Standard">Put-your-group-name-here's system version 0 (ASST0 #5)</text:p>
      <text:p text:style-name="Standard"/>
      <text:p text:style-name="Standard">Cpu is MIPS r2000/r3000</text:p>
      <text:p text:style-name="Standard">348k physical memory available</text:p>
      <text:p text:style-name="Standard">Device probe...</text:p>
      <text:p text:style-name="Standard">lamebus0 (system main bus)</text:p>
      <text:p text:style-name="Standard">emu0 at lamebus0</text:p>
      <text:p text:style-name="Standard">ltrace0 at lamebus0</text:p>
      <text:p text:style-name="Standard">ltimer0 at lamebus0</text:p>
      <text:p text:style-name="Standard">hardclock on ltimer0 (100 hz)</text:p>
      <text:p text:style-name="Standard">beep0 at ltimer0</text:p>
      <text:p text:style-name="Standard">rtclock0 at ltimer0</text:p>
      <text:p text:style-name="Standard">lrandom0 at lamebus0</text:p>
      <text:p text:style-name="Standard">random0 at lrandom0</text:p>
      <text:p text:style-name="Standard">lhd0 at lamebus0</text:p>
      <text:p text:style-name="Standard">lhd1 at lamebus0</text:p>
      <text:p text:style-name="Standard">lser0 at lamebus0</text:p>
      <text:p text:style-name="Standard">con0 at lser0</text:p>
      <text:p text:style-name="Standard">pseudorand0 (virtual)</text:p>
      <text:p text:style-name="Standard"/>
      <text:p text:style-name="Standard">OS/161 kernel [? for menu]: ch</text:p>
      <text:p text:style-name="Standard">Hello World!!!</text:p>
      <text:p text:style-name="Standard">Operation took 0.001896360 seconds</text:p>
      <text:p text:style-name="Standard">OS/161 kernel [? for menu]: q</text:p>
      <text:p text:style-name="Standard">Shutting down.</text:p>
      <text:p text:style-name="Standard">The system is halted.</text:p>
      <text:p text:style-name="Standard">sys161: 277955228 cycles (3975382k, 0u, 273979846i)</text:p>
      <text:p text:style-name="Standard">sys161: 1774 irqs 0 exns 0r/0w disk 5r/694w console 0r/0w/1m emufs 0r/0w net</text:p>
      <text:p text:style-name="Standard">sys161: Elapsed real time: 11.115289 seconds (25.0066 mhz)</text:p>
      <text:p text:style-name="Standard">sys161: Elapsed virtual time: 11.118209120 seconds (25 mhz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.) Printout of modified parts of menu.c source file:</text:p>
      <text:p text:style-name="Standard"/>
      <text:p text:style-name="P2">/*Added function*/</text:p>
      <text:p text:style-name="P2">static</text:p>
      <text:p text:style-name="P2">int</text:p>
      <text:p text:style-name="P2">cmd_complex_hello(int nargs, char **args)</text:p>
      <text:p text:style-name="P2">{</text:p>
      <text:p text:style-name="P2"><text:tab/>complex_hello();</text:p>
      <text:p text:style-name="P2"><text:tab/>return 0;</text:p>
      <text:p text:style-name="P2">}</text:p>
      <text:p text:style-name="P2"/>
      <text:p text:style-name="P2">////////////////////////////////////////</text:p>
      <text:p text:style-name="P2">//</text:p>
      <text:p text:style-name="P2">// Command table.</text:p>
      <text:p text:style-name="P2"/>
      <text:p text:style-name="P2">static struct {</text:p>
      <text:p text:style-name="P2"><text:tab/>const char *name;</text:p>
      <text:p text:style-name="P2"><text:tab/>int (*func)(int nargs, char **args);</text:p>
      <text:p text:style-name="P2">} cmdtable[] = {</text:p>
      <text:p text:style-name="P2"/>
      <text:p text:style-name="P2"><text:tab/>/* Added command(s) */</text:p>
      <text:p text:style-name="P2"><text:tab/>{ "ch", <text:tab/><text:tab/>cmd_complex_hello },<text:tab/></text:p>
      <text:p text:style-name="P2"/>
      <text:p text:style-name="P2">/*... Cut out irrelevant, unchanged code*/</text:p>
      <text:p text:style-name="P2"/>
      <text:p text:style-name="P2"><text:tab/>{ NULL, NULL }</text:p>
      <text:p text:style-name="P3"><text:span text:style-name="T2">}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4.) Printout of updated hello.c source file:</text:p>
      <text:p text:style-name="Standard"/>
      <text:p text:style-name="P2">#include &lt;types.h&gt;</text:p>
      <text:p text:style-name="P2">#include &lt;kern/errno.h&gt;</text:p>
      <text:p text:style-name="P2">#include &lt;kern/unistd.h&gt;</text:p>
      <text:p text:style-name="P2">#include &lt;lib.h&gt;</text:p>
      <text:p text:style-name="P2"/>
      <text:p text:style-name="P2">static char *my_kstrdup(const char *buf)</text:p>
      <text:p text:style-name="P2">{</text:p>
      <text:p text:style-name="P2"><text:s text:c="4"/>char *ptr, *ret;</text:p>
      <text:p text:style-name="P2"/>
      <text:p text:style-name="P2"><text:s text:c="4"/>ret = ptr = kmalloc(strlen(buf));</text:p>
      <text:p text:style-name="P2"><text:s text:c="4"/>if(ptr == NULL) /*Fixed Bug, was an assignment vs comparison operator*/</text:p>
      <text:p text:style-name="P2"><text:tab/>panic("kmalloc returned NULL");</text:p>
      <text:p text:style-name="P2"/>
      <text:p text:style-name="P2"><text:s text:c="4"/>for(; *buf != '\0'; ++ptr, ++buf)</text:p>
      <text:p text:style-name="P2"><text:tab/>*ptr = *buf;</text:p>
      <text:p text:style-name="P2"/>
      <text:p text:style-name="P2"><text:s text:c="4"/>*ptr = '\0';</text:p>
      <text:p text:style-name="P2"/>
      <text:p text:style-name="P2"><text:s text:c="4"/>return ret;</text:p>
      <text:p text:style-name="P2">}</text:p>
      <text:p text:style-name="P2"/>
      <text:p text:style-name="P2">static int my_toupper(int c) </text:p>
      <text:p text:style-name="P2">{</text:p>
      <text:p text:style-name="P2"><text:s text:c="4"/>if(c &gt;= 'a' &amp;&amp; c &lt;= 'z') </text:p>
      <text:p text:style-name="P2"><text:tab/>return c - 'a' + 'A';</text:p>
      <text:p text:style-name="P2"><text:s text:c="4"/></text:p>
      <text:p text:style-name="P2"><text:s text:c="4"/>return c;</text:p>
      <text:p text:style-name="P2">}</text:p>
      <text:p text:style-name="P2"/>
      <text:p text:style-name="P2">void complex_hello(void)</text:p>
      <text:p text:style-name="P2">{</text:p>
      <text:p text:style-name="P2"><text:s text:c="4"/>const char *msg = "hello World!!!";</text:p>
      <text:p text:style-name="P2"><text:s text:c="4"/>char *copy;</text:p>
      <text:p text:style-name="P2"><text:s text:c="4"/></text:p>
      <text:p text:style-name="P2"><text:s text:c="4"/>/* my_kstrdup never returns a NULL pointer, no need to check */</text:p>
      <text:p text:style-name="P2"><text:s text:c="4"/>copy = my_kstrdup(msg);</text:p>
      <text:p text:style-name="P2"><text:s text:c="4"/></text:p>
      <text:p text:style-name="P2"><text:s text:c="4"/>/* We want 'Hello World!!!', need to capitalise the first letter */</text:p>
      <text:p text:style-name="P2"><text:s text:c="4"/>copy[0] = my_toupper(copy[0]);</text:p>
      <text:p text:style-name="P2"><text:s text:c="4"/></text:p>
      <text:p text:style-name="P2"><text:s text:c="4"/>kprintf("%s\n", copy);</text:p>
      <text:p text:style-name="P2"/>
      <text:p text:style-name="P2"><text:s text:c="4"/>/* Free the allocated memory */</text:p>
      <text:p text:style-name="P2"><text:s text:c="4"/>kfree(copy);</text:p>
      <text:p text:style-name="P3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6T00:53:04.42</meta:creation-date>
    <dc:date>2009-09-26T01:05:27.84</dc:date>
    <meta:editing-duration>PT00H09M37S</meta:editing-duration>
    <meta:editing-cycles>3</meta:editing-cycles>
    <meta:generator>OpenOffice.org/3.0$Win32 OpenOffice.org_project/300m15$Build-9379</meta:generator>
    <meta:document-statistic meta:table-count="0" meta:image-count="0" meta:object-count="0" meta:page-count="3" meta:paragraph-count="92" meta:word-count="344" meta:character-count="2288"/>
  </office:meta>
</office:document-meta>
</file>